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3" text:style-name="P12"><text:span text:style-name="T8">修改应用的名称</text:span></text:h>
      <text:p text:style-name="P6"><text:span text:style-name="T8"><text:s text:c="4"/>当前代码应用 运行名称calligra word</text:span></text:p>
      <text:p text:style-name="P6"><text:span text:style-name="T8">参考https://techbase.kde.org/Development/Tutorials/Using_KActions#XMLGUI</text:span></text:p>
      <text:p text:style-name="P6"><text:span text:style-name="T8">修改为word</text:span></text:p>
      <text:p text:style-name="P6"><text:span text:style-name="T8">代码位置(第一个参数设置默认名称.第二个参数为首选参数)</text:span></text:p>
      <text:p text:style-name="P6"><text:span text:style-name="T8">KAboutData * aboutData = new KAboutData( .....</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8">一、文档的基本分类</text:span></text:p>
      <text:p text:style-name="P6"><text:span text:style-name="T8">1、富文本:就是指的符合 HTML 语言规范的文本。Qt 的富文本文档是指由段落、框架、表</text:span></text:p>
      <text:p text:style-name="P6"><text:span text:style-name="T8">格、列表、HTML 等组成的文本,因此范围更广。</text:span></text:p>
      <text:p text:style-name="P6"><text:span text:style-name="T8">2、文档(document)、文本(text)、段落(paragraph)、字符(char)、文档元素(文档对象)</text:span></text:p>
      <text:p text:style-name="P6"><text:span text:style-name="T8">1、文档由文本组成,文本由段落、文档元素组成,段落由字符组成。</text:span></text:p>
      <text:p text:style-name="P6"><text:span text:style-name="T8">2、文档元素:</text:span></text:p>
      <text:p text:style-name="P6"><text:span text:style-name="T8">文档(document )除了可以包含纯文本外,还可包含表格、列表、图像等其他对象,这</text:span></text:p>
      <text:p text:style-name="P6"><text:span text:style-name="T8">些对象被称为文档元素。</text:span></text:p>
      <text:p text:style-name="P6"><text:span text:style-name="T8">3、段落(paragraph):理论上来讲,一个段落可以包含表格、列表、字符、图像等内容,</text:span></text:p>
      <text:p text:style-name="P6"><text:span text:style-name="T8">但实际实现时可能只会包含纯文本。</text:span></text:p>
      <text:p text:style-name="P6"><text:span text:style-name="T8">二、Qt 对文档的描述</text:span></text:p>
      <text:p text:style-name="P6"><text:span text:style-name="T8">1、文本片段简称片段(fragment)</text:span></text:p>
      <text:p text:style-name="P6"><text:span text:style-name="T8">文本片段是指在一文本块中具有相同属性的一部分字符的集合。</text:span></text:p>
      <text:p text:style-name="P6"><text:span text:style-name="T8">2、文本块简称块(block):</text:span></text:p>
      <text:p text:style-name="P6"><text:span text:style-name="T8">1、块由换行符分隔,在文本编辑器中每按一次 Enter 键就产生一个文本块,即使该块什</text:span></text:p>
      <text:p text:style-name="P6"><text:span text:style-name="T8">么内容也没有。注意:自动换行产生的换行不会形成一个文本块(因为不是由换行符分</text:span></text:p>
      <text:p text:style-name="P6"><text:span text:style-name="T8">融的)。</text:span></text:p>
      <text:p text:style-name="P6"><text:span text:style-name="T8">2、文本块将具有不同字符格式的文本片段组合在一起,并用于表示文档中的段落(即文</text:span></text:p>
      <text:p text:style-name="P6"><text:span text:style-name="T8">本块就是段落,因此这两个概念是相同的)。因此文本块包含一个或多个文本片段。</text:span></text:p>
      <text:p text:style-name="P6"><text:span text:style-name="T8">3、文本块在 Qt 中用于分隔其他文档元素,由于这个原因,文本块不能包含表格、框架</text:span></text:p>
      <text:p text:style-name="P6"><text:span text:style-name="T8">等对象</text:span></text:p>
      <text:p text:style-name="P6"><text:span text:style-name="T10">3、文档对象(文档元素):</text:span></text:p>
      <text:p text:style-name="P6"><text:span text:style-name="T10">Qt 的文档通由常见的文档元素组成,即文本块、框架、表格和列表、图像。在 Qt 中,每</text:span></text:p>
      <text:p text:style-name="P6"><text:span text:style-name="T10">种文档元素都使用一个类进行描述,比如 QTextTable 类用于描述一个表格文档元素,由</text:span></text:p>
      <text:p text:style-name="P6"><text:span text:style-name="T10">于这些类大多继承自 QTextObject 类,因此文档元素也被称为文档对象。</text:span></text:p>
      <text:p text:style-name="P6"><text:span text:style-name="T10">4、框架(frame)</text:span></text:p>
      <text:p text:style-name="P6"><text:span text:style-name="T10">框架就是一个带边框的矩形,框架提供了文档各部分之间的逻辑分离,框架中可以包含文</text:span></text:p>
      <text:p text:style-name="P6"><text:span text:style-name="T10">档的所有文档元素,也就是说框架中可以含有文本块、框架自身(即框架可嵌套)、表格、</text:span></text:p>
      <text:p text:style-name="P6"><text:span text:style-name="T10">列表、图像、HTML 等。</text:span></text:p>
      <text:p text:style-name="P6"><text:span text:style-name="T10">5、表格(table):</text:span></text:p>
      <text:p text:style-name="P6"><text:span text:style-name="T10">表格是一种特殊类型的框架,由许多单元格组成,每个单元格可以包含更多的框架、文本</text:span></text:p>
      <text:p text:style-name="P6"><text:span text:style-name="T10">块、表格等,也就是说表格也可以嵌套。</text:span></text:p>
      <text:p text:style-name="P6"><text:span text:style-name="T10">6、图像(image):</text:span></text:p>
      <text:p text:style-name="P6"><text:span text:style-name="T10">图像与文档中的其他文档元素不同,图像由特殊格式的文本片段表示。这使得图像可以与</text:span></text:p>
      <text:p text:style-name="P6"><text:span text:style-name="T10">周围的文本排成一行。</text:span></text:p>
      <text:p text:style-name="P6"/>
      <text:p text:style-name="P6"/>
      <text:p text:style-name="P6">临时文字</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Enumerated_20List" style:display-name="Enumerated List" style:family="paragraph" style:list-style-name="L4">
      <style:text-properties fo:font-size="12.000000000000000pt"/>
    </style:style>
    <style:style style:name="Contents_209" style:display-name="Contents 9" style:family="paragraph">
      <style:paragraph-properties fo:margin-left="64.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0" style:display-name="Contents 10" style:family="paragraph">
      <style:paragraph-properties fo:margin-left="72.000000000000000pt"/>
    </style:style>
    <style:style style:name="Standard" style:display-name="Standard" style:family="paragraph">
      <style:text-properties fo:font-size="12.000000000000000pt"/>
    </style:style>
    <style:style style:name="Contents_207" style:display-name="Contents 7" style:family="paragraph">
      <style:paragraph-properties fo:margin-left="48.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Contents_208" style:display-name="Contents 8" style:family="paragraph">
      <style:paragraph-properties fo:margin-left="56.000000000000000pt"/>
    </style:style>
    <style:style style:name="Head_203" style:default-outline-level="3" style:display-name="Head 3" style:family="paragraph" style:next-style-name="Standard">
      <style:text-properties fo:font-size="12.000000000000000pt" fo:font-weight="bold"/>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13</meta:editing-cycles>
    <dc:date>2022-02-17T16:58:32</dc:date>
    <meta:creation-date>2008-08-22T11:41:04</meta:creation-date>
  </office:meta>
</office:document-meta>
</file>